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mbria" svg:font-family="Cambri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1" svg:font-family="Times"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ent-style-name="Standard">
      <style:paragraph-properties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505150" style:font-name="Times" fo:font-size="16pt" fo:language="sk" fo:country="SK" style:font-size-asian="16pt" style:font-name-complex="Times1" style:font-size-complex="16pt"/>
    </style:style>
    <style:style style:name="P3" style:family="paragraph" style:parent-style-name="Standard">
      <style:text-properties fo:color="#141413" style:font-name="Times" fo:language="sk" fo:country="SK" style:font-name-complex="Times1"/>
    </style:style>
    <style:style style:name="P4" style:family="paragraph" style:parent-style-name="Standard">
      <style:paragraph-properties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41413" style:font-name="Times" fo:language="sk" fo:country="SK" style:font-name-complex="Times1"/>
    </style:style>
    <style:style style:name="P5" style:family="paragraph" style:parent-style-name="Standard" style:master-page-name="Standard">
      <style:paragraph-properties fo:orphans="0" fo:widows="0" style:page-number="auto">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T1" style:family="text">
      <style:text-properties fo:color="#505150" style:font-name="Times" fo:font-size="16pt" fo:language="sk" fo:country="SK" style:font-size-asian="16pt" style:font-name-complex="Times1" style:font-size-complex="16pt"/>
    </style:style>
    <style:style style:name="T2" style:family="text">
      <style:text-properties fo:color="#141413" style:font-name="Times" fo:language="sk" fo:country="SK" style:font-name-complex="Times1"/>
    </style:style>
    <style:style style:name="T3" style:family="text">
      <style:text-properties fo:language="sk" fo:country="SK"/>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Læjnoesh deajvoehtimmijste!</text:span></text:p>
      <text:p text:style-name="P2"/>
      <text:p text:style-name="P1"><text:span text:style-name="T2">Daennie nommerine maaje vijries dijpijibie. Darhkan jïjnjh aamhtesh - noerhtesaemien gïelesne jis. Ånnetji vielie goh gåajhkohtsem åarjelsaemien aaj. Daesnie leah dovne aamhtesh mah buektehtieh jïermestalledh, daesnie deahpadimmieh, ööhpehtimmieh, jih aaj aelhkebe, vuj lustes lohkemh - nov raaktan mejjeles, guktie eensi kåserijh edtjieh årrodh. Daennie nommerisnie åenehks boelhkh vihkeles histovrihke deahpadimmiej bïjre Saepmesne. Ih daejtie sisvege-læstosne gavnh. Jalhtsh læstoe maaje jïjnjem dåajvohte, jih gegkiestibie daam dïeves sisvegem jïjnjebi mïelide madtjeldahta.</text:span></text:p>
      <text:p text:style-name="P1"><text:span text:style-name="T2">Vaajtelimh buektiehtidh Saepmien 100 vihkielommes deahpadimmide daan gåalmede nommerasse Sámis tjeekedidh, mohte ajve medtie</text:span></text:p>
      <text:p text:style-name="P1"><text:span text:style-name="T2">20 tjaakenin. Daam soejkesjem, 100 deahpadimmide, mojhtelimh muvhtenlaaketje «vuestieaavoedimmine» nöörjen aavoedimmiem dæjman, ihke 100 jaepieh vaaseme mænngan sjïere naasjovnine sjidti. Mijjieh mih aaj sijhtimh aavoedidh, mohte idtjimh rïekte maam gaavnh. Ibie goh maehtieh saemieh jïjtjereeremem aavoedidh. Jalhts ij leah ov man jïjnjem aavoedidh, dellie læjhkan hov limh sijhteme histovrihke deapadimmi gujmie jåerhkedh. Gåellie guktie, dellie daerpies naan Sámis 4., 5. jih dovne 6. nommerem, jis gaajhkh 100:ide tjeekedh. Deajvoehtjæjjah gaath eah annje daejrieh mejtie daejtie nommeride sjidtieh.</text:span></text:p>
      <text:p text:style-name="P1"><text:span text:style-name="T2">Jis dellie Sámis jåerhkemem sjædta -saemien tjaaleldhkultuvren aejkietjaalegem, dellie tjoeveribie digkiedidh man jïjnjh saemiengïelh edtjiejibie tjaalegisnie provhkedh. Åarjelsaemien tjaelijh leah meatan orreme SFS:en sjïere gïeleevtiedimmien soejkesjesne, ij naan luvliesaemien tjaelijh daan raajan. Sámis 2. nommerisnie hov dåajvoehtimh 5000 kr. maeksedh bööremes luvliesaemien jih åarjelsaemien teeksti åvteste. Ibie nov annje dejtie beetnegidie provhkeme. Daan nommeren åarjelsaemien teekstem libie tjaelijistie donkeme, jih satne åådtje mijjien sïejhme maaksoem dan åvteste.</text:span></text:p>
      <text:p text:style-name="P1"><text:span text:style-name="T2">Dellie vaajtelibie buerie gïjregiesiem, nov badth dijjese guhth vissjin daam teekstem lohkedh, jih vaejtie Sámis plaerine murredh jalhts aaj abpe giesien!</text:span></text:p>
      <text:p text:style-name="P4"/>
      <text:p text:style-name="Standard"><text:span text:style-name="T2">Deajvoehtæjjah</text:span></text:p>
      <text:p text:style-name="P3"/>
      <text:p text:style-name="P3"/>
      <text:p text:style-name="P3"/>
      <text:p text:style-name="P3"/>
      <text:p text:style-name="P3"/>
      <text:p text:style-name="Standard"><text:span text:style-name="T2">Veedtjeme (24.04.2012) dehtie sæjroste:</text:span></text:p>
      <text:p text:style-name="P3"/>
      <text:p text:style-name="Standard"><text:span text:style-name="T3">http://www.samifaga.org/samis/samis3.pdf</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mbria" svg:font-family="Cambri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1" svg:font-family="Time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nb" fo:country="NO" style:letter-kerning="false" style:font-name-asian="ＭＳ 明朝" style:font-size-asian="12pt" style:language-asian="nb" style:country-asian="NO"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nb" fo:country="NO" style:letter-kerning="false" style:font-name-asian="ＭＳ 明朝" style:font-size-asian="12pt" style:language-asian="nb" style:country-asian="NO" style:font-name-complex="F" style:font-size-complex="12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issel Jåma</meta:initial-creator>
    <dc:creator>Sissel Jåma</dc:creator>
    <meta:editing-cycles>2</meta:editing-cycles>
    <meta:creation-date>2012-04-24T13:18:00</meta:creation-date>
    <dc:date>2012-04-24T13:18:00</dc:date>
    <meta:editing-duration>PT1M</meta:editing-duration>
    <meta:generator>LibreOffice/6.4.6.2$Linux_X86_64 LibreOffice_project/40$Build-2</meta:generator>
    <meta:document-statistic meta:table-count="0" meta:image-count="0" meta:object-count="0" meta:page-count="1" meta:paragraph-count="9" meta:word-count="256" meta:character-count="2159" meta:non-whitespace-character-count="1912"/>
    <meta:user-defined meta:name="AppVersion">14.0000</meta:user-defined>
    <meta:user-defined meta:name="Company">Sør-Trøndelag Fylkeskommune, Aaj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